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52916544z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Perez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4266974Y</text:p>
          </table:table-cell>
          <table:table-cell office:value-type="string" calcext:value-type="string">
            <text:p>Adalberto</text:p>
          </table:table-cell>
          <table:table-cell office:value-type="string" calcext:value-type="string">
            <text:p>Ruiperez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6999965p</text:p>
          </table:table-cell>
          <table:table-cell office:value-type="string" calcext:value-type="string">
            <text:p>Sandra </text:p>
          </table:table-cell>
          <table:table-cell office:value-type="string" calcext:value-type="string">
            <text:p>Rodriguez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6225214w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Rodriguez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8754112s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Sanz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6999965p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Lopez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2545412a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Romero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2:47:59.833917996</meta:creation-date>
    <dc:date>2022-06-27T12:52:14.469229841</dc:date>
    <meta:editing-duration>PT4M16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